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01in"/>
    </style:style>
    <style:style style:name="co2" style:family="table-column">
      <style:table-column-properties fo:break-before="auto" style:column-width="0.7457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3.3465in"/>
    </style:style>
    <style:style style:name="co6" style:family="table-column">
      <style:table-column-properties fo:break-before="auto" style:column-width="1.2354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0.33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/>
      <table:table table:name="times-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0" table:default-cell-style-name="Default"/>
        <table:table-column table:style-name="co10" table:number-columns-repeated="4" table:default-cell-style-name="ce3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runi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3uri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exec_time_m</text:p>
          </table:table-cell>
          <table:table-cell office:value-type="string" calcext:value-type="string">
            <text:p>usdph</text:p>
          </table:table-cell>
          <table:table-cell office:value-type="string" calcext:value-type="string">
            <text:p>exec_time_h</text:p>
          </table:table-cell>
          <table:table-cell office:value-type="string" calcext:value-type="string">
            <text:p>exec_cost</text:p>
          </table:table-cell>
          <table:table-cell office:value-type="string" calcext:value-type="string">
            <text:p>load_time_h</text:p>
          </table:table-cell>
          <table:table-cell office:value-type="string" calcext:value-type="string">
            <text:p>cost_s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03-01/16-27/ra3-xlplus-2</text:p>
          </table:table-cell>
          <table:table-cell office:value-type="string" calcext:value-type="string">
            <text:p>ra3.xlp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gib/10uniq</text:p>
          </table:table-cell>
          <table:table-cell office:value-type="string" calcext:value-type="string">
            <text:p>s3://masters-thesis-mk/relations/1000gib/10uniq/csv</text:p>
          </table:table-cell>
          <table:table-cell office:value-type="string" calcext:value-type="string">
            <text:p>tbl1000gib_10uniq</text:p>
          </table:table-cell>
          <table:table-cell office:value-type="float" office:value="17251701.756" calcext:value-type="float">
            <text:p>17251701.756</text:p>
          </table:table-cell>
          <table:table-cell office:value-type="float" office:value="497771.568" calcext:value-type="float">
            <text:p>497771.568</text:p>
          </table:table-cell>
          <table:table-cell office:value-type="string" calcext:value-type="string">
            <text:p>ms</text:p>
          </table:table-cell>
          <table:table-cell table:formula="of:=[.H2]/1000/60" office:value-type="float" office:value="8.2961928" calcext:value-type="float">
            <text:p>8.296</text:p>
          </table:table-cell>
          <table:table-cell table:formula="of:=1.298*[.C2]" office:value-type="float" office:value="2.596" calcext:value-type="float">
            <text:p>2.596</text:p>
          </table:table-cell>
          <table:table-cell table:formula="of:=[.H2]/1000/3600" office:value-type="float" office:value="0.13826988" calcext:value-type="float">
            <text:p>0.138</text:p>
          </table:table-cell>
          <table:table-cell table:formula="of:=[.L2]*[.K2]" office:value-type="float" office:value="0.35894860848" calcext:value-type="float">
            <text:p>0.359</text:p>
          </table:table-cell>
          <table:table-cell table:formula="of:=[.G2]/1000/3600" office:value-type="float" office:value="4.79213937666667" calcext:value-type="float">
            <text:p>4.792</text:p>
          </table:table-cell>
          <table:table-cell table:formula="of:=[.N2]*[.K2]+[.L2]" office:value-type="float" office:value="12.5786637018267" calcext:value-type="float">
            <text:p>12.5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03-01/16-27/ra3-xlplus-4</text:p>
          </table:table-cell>
          <table:table-cell office:value-type="string" calcext:value-type="string">
            <text:p>ra3.xlpl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gib/10uniq</text:p>
          </table:table-cell>
          <table:table-cell office:value-type="string" calcext:value-type="string">
            <text:p>s3://masters-thesis-mk/relations/1000gib/10uniq/csv</text:p>
          </table:table-cell>
          <table:table-cell office:value-type="string" calcext:value-type="string">
            <text:p>tbl1000gib_10uniq</text:p>
          </table:table-cell>
          <table:table-cell office:value-type="float" office:value="9489549.32" calcext:value-type="float">
            <text:p>9489549.32</text:p>
          </table:table-cell>
          <table:table-cell office:value-type="float" office:value="247352.546" calcext:value-type="float">
            <text:p>247352.546</text:p>
          </table:table-cell>
          <table:table-cell office:value-type="string" calcext:value-type="string">
            <text:p>ms</text:p>
          </table:table-cell>
          <table:table-cell table:formula="of:=[.H3]/1000/60" office:value-type="float" office:value="4.12254243333333" calcext:value-type="float">
            <text:p>4.123</text:p>
          </table:table-cell>
          <table:table-cell table:formula="of:=1.298*[.C3]" office:value-type="float" office:value="5.192" calcext:value-type="float">
            <text:p>5.192</text:p>
          </table:table-cell>
          <table:table-cell table:formula="of:=[.H3]/1000/3600" office:value-type="float" office:value="0.0687090405555556" calcext:value-type="float">
            <text:p>0.069</text:p>
          </table:table-cell>
          <table:table-cell table:formula="of:=[.L3]*[.K3]" office:value-type="float" office:value="0.356737338564444" calcext:value-type="float">
            <text:p>0.357</text:p>
          </table:table-cell>
          <table:table-cell table:formula="of:=[.G3]/1000/3600" office:value-type="float" office:value="2.63598592222222" calcext:value-type="float">
            <text:p>2.636</text:p>
          </table:table-cell>
          <table:table-cell table:formula="of:=[.N3]*[.K3]+[.L3]" office:value-type="float" office:value="13.7547479487333" calcext:value-type="float">
            <text:p>13.7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21-03-01/16-27/ra3-xlplus-8</text:p>
          </table:table-cell>
          <table:table-cell office:value-type="string" calcext:value-type="string">
            <text:p>ra3.xlpl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gib/10uniq</text:p>
          </table:table-cell>
          <table:table-cell office:value-type="string" calcext:value-type="string">
            <text:p>s3://masters-thesis-mk/relations/1000gib/10uniq/csv</text:p>
          </table:table-cell>
          <table:table-cell office:value-type="string" calcext:value-type="string">
            <text:p>tbl1000gib_10uniq</text:p>
          </table:table-cell>
          <table:table-cell office:value-type="float" office:value="4842102.811" calcext:value-type="float">
            <text:p>4842102.811</text:p>
          </table:table-cell>
          <table:table-cell office:value-type="float" office:value="124038.562" calcext:value-type="float">
            <text:p>124038.562</text:p>
          </table:table-cell>
          <table:table-cell office:value-type="string" calcext:value-type="string">
            <text:p>ms</text:p>
          </table:table-cell>
          <table:table-cell table:formula="of:=[.H4]/1000/60" office:value-type="float" office:value="2.06730936666667" calcext:value-type="float">
            <text:p>2.067</text:p>
          </table:table-cell>
          <table:table-cell table:formula="of:=1.298*[.C4]" office:value-type="float" office:value="10.384" calcext:value-type="float">
            <text:p>10.384</text:p>
          </table:table-cell>
          <table:table-cell table:formula="of:=[.H4]/1000/3600" office:value-type="float" office:value="0.0344551561111111" calcext:value-type="float">
            <text:p>0.034</text:p>
          </table:table-cell>
          <table:table-cell table:formula="of:=[.L4]*[.K4]" office:value-type="float" office:value="0.357782341057778" calcext:value-type="float">
            <text:p>0.358</text:p>
          </table:table-cell>
          <table:table-cell table:formula="of:=[.G4]/1000/3600" office:value-type="float" office:value="1.34502855861111" calcext:value-type="float">
            <text:p>1.345</text:p>
          </table:table-cell>
          <table:table-cell table:formula="of:=[.N4]*[.K4]+[.L4]" office:value-type="float" office:value="14.0012317087289" calcext:value-type="float">
            <text:p>14.0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021-03-01/16-27/ra3-xlplus-16</text:p>
          </table:table-cell>
          <table:table-cell table:style-name="ce1" office:value-type="string" calcext:value-type="string">
            <text:p>ra3.xlplu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000gib/10uniq</text:p>
          </table:table-cell>
          <table:table-cell table:style-name="ce1" office:value-type="string" calcext:value-type="string">
            <text:p>s3://masters-thesis-mk/relations/1000gib/10uniq/csv</text:p>
          </table:table-cell>
          <table:table-cell table:style-name="ce1" office:value-type="string" calcext:value-type="string">
            <text:p>tbl1000gib_10uniq</text:p>
          </table:table-cell>
          <table:table-cell table:style-name="ce1" office:value-type="float" office:value="2460227.114" calcext:value-type="float">
            <text:p>2460227.114</text:p>
          </table:table-cell>
          <table:table-cell table:style-name="ce1" office:value-type="float" office:value="63466.523" calcext:value-type="float">
            <text:p>63466.523</text:p>
          </table:table-cell>
          <table:table-cell table:style-name="ce1" office:value-type="string" calcext:value-type="string">
            <text:p>ms</text:p>
          </table:table-cell>
          <table:table-cell table:style-name="ce4" table:formula="of:=[.H5]/1000/60" office:value-type="float" office:value="1.05777538333333" calcext:value-type="float">
            <text:p>1.058</text:p>
          </table:table-cell>
          <table:table-cell table:style-name="ce1" table:formula="of:=1.298*[.C5]" office:value-type="float" office:value="20.768" calcext:value-type="float">
            <text:p>20.768</text:p>
          </table:table-cell>
          <table:table-cell table:style-name="ce4" table:formula="of:=[.H5]/1000/3600" office:value-type="float" office:value="0.0176295897222222" calcext:value-type="float">
            <text:p>0.018</text:p>
          </table:table-cell>
          <table:table-cell table:style-name="ce4" table:formula="of:=[.L5]*[.K5]" office:value-type="float" office:value="0.366131319351111" calcext:value-type="float">
            <text:p>0.366</text:p>
          </table:table-cell>
          <table:table-cell table:style-name="ce4" table:formula="of:=[.G5]/1000/3600" office:value-type="float" office:value="0.683396420555556" calcext:value-type="float">
            <text:p>0.683</text:p>
          </table:table-cell>
          <table:table-cell table:style-name="ce4" table:formula="of:=[.N5]*[.K5]+[.L5]" office:value-type="float" office:value="14.21040645182" calcext:value-type="float">
            <text:p>14.21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2021-03-02/11-55/ra3-4xlarge-16</text:p>
          </table:table-cell>
          <table:table-cell office:value-type="string" calcext:value-type="string">
            <text:p>ra3.4x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0gib/10uniq</text:p>
          </table:table-cell>
          <table:table-cell office:value-type="string" calcext:value-type="string">
            <text:p>s3://masters-thesis-mk/relations/1000gib/10uniq/csv</text:p>
          </table:table-cell>
          <table:table-cell office:value-type="string" calcext:value-type="string">
            <text:p>tbl1000gib_10uniq</text:p>
          </table:table-cell>
          <table:table-cell table:style-name="ce2" office:value-type="float" office:value="1109683.662" calcext:value-type="float">
            <text:p>1109683.662</text:p>
          </table:table-cell>
          <table:table-cell office:value-type="float" office:value="21837.772" calcext:value-type="float">
            <text:p>21837.772</text:p>
          </table:table-cell>
          <table:table-cell office:value-type="string" calcext:value-type="string">
            <text:p>ms</text:p>
          </table:table-cell>
          <table:table-cell table:formula="of:=[.H6]/1000/60" office:value-type="float" office:value="0.363962866666667" calcext:value-type="float">
            <text:p>0.364</text:p>
          </table:table-cell>
          <table:table-cell table:formula="of:=3.894*[.C6]" office:value-type="float" office:value="62.304" calcext:value-type="float">
            <text:p>62.304</text:p>
          </table:table-cell>
          <table:table-cell table:formula="of:=[.H6]/1000/3600" office:value-type="float" office:value="0.00606604777777778" calcext:value-type="float">
            <text:p>0.006</text:p>
          </table:table-cell>
          <table:table-cell table:formula="of:=[.L6]*[.K6]" office:value-type="float" office:value="0.377939040746667" calcext:value-type="float">
            <text:p>0.378</text:p>
          </table:table-cell>
          <table:table-cell table:formula="of:=[.G6]/1000/3600" office:value-type="float" office:value="0.308245461666667" calcext:value-type="float">
            <text:p>0.308</text:p>
          </table:table-cell>
          <table:table-cell table:formula="of:=[.N6]*[.K6]+[.L6]" office:value-type="float" office:value="19.2109912914578" calcext:value-type="float">
            <text:p>19.21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2T14:32:46.907420017</dc:date>
    <meta:editing-duration>PT42M35S</meta:editing-duration>
    <meta:editing-cycles>10</meta:editing-cycles>
    <meta:generator>LibreOffice/7.0.3.1$Linux_X86_64 LibreOffice_project/00$Build-1</meta:generator>
    <meta:document-statistic meta:table-count="1" meta:cell-count="90" meta:object-count="0"/>
  </office:meta>
</office:document-meta>
</file>